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 style:data-style-name="N50"/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2009.723975" calcext:value-type="float">
            <text:p>2009.723975</text:p>
          </table:table-cell>
          <table:table-cell table:style-name="Default" table:formula="of:=[.H2]/24/365" office:value-type="float" office:value="0.229420545091324" calcext:value-type="float">
            <text:p>0.229420545091324</text:p>
          </table:table-cell>
          <table:table-cell office:value-type="string" calcext:value-type="string">
            <text:p>&lt;- CPU years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9" calcext:value-type="float">
            <text:p>87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0" calcext:value-type="float">
            <text:p>87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1" calcext:value-type="float">
            <text:p>87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2" calcext:value-type="float">
            <text:p>875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3" calcext:value-type="float">
            <text:p>87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4" calcext:value-type="float">
            <text:p>87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5" calcext:value-type="float">
            <text:p>87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6" calcext:value-type="float">
            <text:p>87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7" calcext:value-type="float">
            <text:p>87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8" calcext:value-type="float">
            <text:p>875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9" calcext:value-type="float">
            <text:p>87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0" calcext:value-type="float">
            <text:p>87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1" calcext:value-type="float">
            <text:p>87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2" calcext:value-type="float">
            <text:p>876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3" calcext:value-type="float">
            <text:p>876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4" calcext:value-type="float">
            <text:p>87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5" calcext:value-type="float">
            <text:p>876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6" calcext:value-type="float">
            <text:p>87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7" calcext:value-type="float">
            <text:p>876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8" calcext:value-type="float">
            <text:p>876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0" calcext:value-type="float">
            <text:p>87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1" calcext:value-type="float">
            <text:p>877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2" calcext:value-type="float">
            <text:p>87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3" calcext:value-type="float">
            <text:p>877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4" calcext:value-type="float">
            <text:p>877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5" calcext:value-type="float">
            <text:p>87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6" calcext:value-type="float">
            <text:p>87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7" calcext:value-type="float">
            <text:p>877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9" calcext:value-type="float">
            <text:p>877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1" calcext:value-type="float">
            <text:p>878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2" calcext:value-type="float">
            <text:p>878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3" calcext:value-type="float">
            <text:p>87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4" calcext:value-type="float">
            <text:p>878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5" calcext:value-type="float">
            <text:p>878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6" calcext:value-type="float">
            <text:p>87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7" calcext:value-type="float">
            <text:p>87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8" calcext:value-type="float">
            <text:p>878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9" calcext:value-type="float">
            <text:p>878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0" calcext:value-type="float">
            <text:p>879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1" calcext:value-type="float">
            <text:p>879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3" calcext:value-type="float">
            <text:p>879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4" calcext:value-type="float">
            <text:p>879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5" calcext:value-type="float">
            <text:p>879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6" calcext:value-type="float">
            <text:p>879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7" calcext:value-type="float">
            <text:p>879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8" calcext:value-type="float">
            <text:p>879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15:50:47.025472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1-11-01T16:02:49.949765135</dc:date>
    <meta:editing-duration>P4DT14H3M46S</meta:editing-duration>
    <meta:editing-cycles>109</meta:editing-cycles>
    <meta:document-statistic meta:table-count="1" meta:cell-count="1230" meta:object-count="0"/>
  </office:meta>
</office:document-meta>
</file>